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" svg:font-family="Times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" fo:font-size="12pt"/>
    </style:style>
    <style:style style:name="P2" style:family="paragraph" style:parent-style-name="Standard">
      <style:text-properties style:font-name="Times" fo:font-size="12pt"/>
    </style:style>
    <style:style style:name="P3" style:family="paragraph" style:parent-style-name="Standard">
      <style:paragraph-properties fo:text-align="center" style:justify-single-word="false"/>
      <style:text-properties style:font-name="Times"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oguelike</text:p>
      <text:p text:style-name="P1"/>
      <text:p text:style-name="P1">Debut du jeu :</text:p>
      <text:p text:style-name="P1">menu avec sous menus</text:p>
      <text:p text:style-name="P1">=&gt;jouer</text:p>
      <text:p text:style-name="P1"><text:tab/>=&gt; sous menu niveau</text:p>
      <text:p text:style-name="P1">=&gt;continuer partie avec sauvegarde du niveau</text:p>
      <text:p text:style-name="P1">=&gt;quitter</text:p>
      <text:p text:style-name="P1"/>
      <text:p text:style-name="P1">Map :</text:p>
      <text:p text:style-name="P1">matrice avec chaque case représentant un déplacement possible</text:p>
      <text:p text:style-name="P1">donjon avec plusieurs pièces et couloirs, besoin de clé pour ouvrir les portes ou pour accéder au trésor</text:p>
      <text:p text:style-name="P1">objectif : objectif clé trésor =&gt; ouverture map et niveau fini</text:p>
      <text:p text:style-name="P1">arme disponible aléatoirement dans la map</text:p>
      <text:p text:style-name="P1">monstre de 3 catégories, piège, bonus</text:p>
      <text:p text:style-name="P1"/>
      <text:p text:style-name="P1">Monstre :</text:p>
      <text:p text:style-name="P1">déplacement à chaque génération avec déplacement donné</text:p>
      <text:p text:style-name="P1">chaque monstre aura un déplacement différent</text:p>
      <text:p text:style-name="P1">monstre agressif =&gt; recherche chemin le plus court pour tué le héro</text:p>
      <text:p text:style-name="P1">monstre défensif =&gt; attend que le héro soit dans une zone donnée</text:p>
      <text:p text:style-name="P1">monstre inactif =&gt; = à un piège</text:p>
      <text:p text:style-name="P1"/>
      <text:p text:style-name="P1">Joueur :</text:p>
      <text:p text:style-name="P1">ncurses librairie pour les déplacements</text:p>
      <text:p text:style-name="P1">doit rejoindre la clé et le coffre pour terminer le niveau</text:p>
      <text:p text:style-name="P1"/>
      <text:p text:style-name="P1">level :</text:p>
      <text:p text:style-name="P1">1 2pieces avec explications de l'objectif</text:p>
      <text:p text:style-name="P1">2 ajout de monstre inactif</text:p>
      <text:p text:style-name="P1">3 ajout piège monstre défensif</text:p>
      <text:p text:style-name="P1">4 ajout monstre agressif</text:p>
      <text:p text:style-name="P1">5 boss = la totale</text:p>
      <text:p text:style-name="P1">difficulté accrue avec sauvegarde du niveau en cours</text:p>
      <text:p text:style-name="P1"/>
      <text:p text:style-name="P1">Bonus :</text:p>
      <text:p text:style-name="P1">=&gt;choix héro avec caractéristiques différentes:rapidité, armure etc</text:p>
      <text:p text:style-name="P1">=&gt;attaque et vie pour contrer les monstre</text:p>
      <text:p text:style-name="P1">=&gt;déplacement pièce par pièce pour suivre une sorte de story</text:p>
      <text:p text:style-name="P1">=&gt;score en fonction des monstres tués ou des bonus ramassés</text:p>
      <text:p text:style-name="P1"/>
      <text:p text:style-name="P1">assert à utiliser et notation hongrois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nalyse :</text:p>
      <text:p text:style-name="P1">map.c=&gt; de l'initialisation à l'affichage, en passant par la génération pièces, couloirs, items</text:p>
      <text:p text:style-name="P1">personnage.c =&gt; déplacement avec ncurses, sans sortir de la map ou traverser les murs</text:p>
      <text:p text:style-name="P1">monstre.c =&gt; agressif ou passif en fonction de ses caractéristiques</text:p>
      <text:p text:style-name="P1">structure.c=&gt; structure map =&gt; enum =&gt; mur piège trésors etc</text:p>
      <text:p text:style-name="P1"><text:tab/><text:tab/>=&gt; taille map</text:p>
      <text:p text:style-name="P1"><text:tab/><text:tab/>=&gt; tout ce qui sera utile</text:p>
      <text:p text:style-name="P1"/>
      <text:p text:style-name="P1">Maxime : déplacement joueur dans la map en fonction des obstacles case par case</text:p>
      <text:p text:style-name="P1"><text:tab/>différents héros possibles</text:p>
      <text:p text:style-name="P1"/>
      <text:p text:style-name="P1">Baptiste : passif constant : reste toujours passif et tourne où il veut</text:p>
      <text:p text:style-name="P1"><text:tab/>passif agressif : passif, puis à l'approche du joueur dans une zone (genre 5*5) devient <text:tab/><text:tab/><text:tab/>agressif</text:p>
      <text:p text:style-name="P1"><text:tab/>agressif : attaque le joueur dès le lancement de la partie</text:p>
      <text:p text:style-name="P1"/>
      <text:p text:style-name="P1">Valentin :génération map de l'initialisation à l'affichage, en passant par la génération pièces, <text:tab/>couloirs, items</text:p>
      <text:p text:style-name="P1"><text:tab/>taille : 40*100</text:p>
      <text:p text:style-name="P1"><text:tab/>mur,porte,piège(mur avec pique), trésor : trésor ou clé</text:p>
      <text:p text:style-name="P1"><text:tab/>cacher les portes non déverrouillées </text:p>
      <text:p text:style-name="P1"><text:tab/>génération salle et couloir</text:p>
      <text:p text:style-name="P1"><text:tab/>avec nœud aléatoire pour compter le nombre de départs de chemin</text:p>
      <text:p text:style-name="P1"><text:tab/></text:p>
      <text:p text:style-name="P1"/>
      <text:p text:style-name="P1">les bonus réservés :</text:p>
      <text:p text:style-name="P1">Maxime : interface graphique (déplacement pièce par pièce pour suivre une sorte de story)</text:p>
      <text:p text:style-name="P1">Baptiste : attaque et vie pour contrer les monstre</text:p>
      <text:p text:style-name="P1">Valentin : score en fonction des monstres tués ou des bonus ramassés</text:p>
      <text:p text:style-name="P1"/>
      <text:p text:style-name="P1">=&gt;choix héro avec caractéristiques différentes:rapidité, armure etc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" svg:font-family="Times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valentin pavard</meta:initial-creator>
    <dc:date>2015-12-05T18:14:30.45</dc:date>
    <meta:editing-duration>PT14M39S</meta:editing-duration>
    <meta:editing-cycles>9</meta:editing-cycles>
    <meta:document-statistic meta:table-count="0" meta:image-count="0" meta:object-count="0" meta:page-count="2" meta:paragraph-count="59" meta:word-count="420" meta:character-count="2582"/>
  </office:meta>
</office:document-meta>
</file>